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BasicTest.testUnregisterNotLeak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BasicTest.testMultipleSubscribeMethodsFor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BasicTest.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asicTest.testRegisterTw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BasicTest.onEvent( Integer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asicTest.testPostAfterUn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BasicTest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BasicTest.testRegisterAnd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BasicTest.onEvent( MyEvent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tInteger.onEvent( Integer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BasicTest.testPostWithTwo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sBasicTest.testRegisterAndPostTwo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sBasicTest.testPostOnDifferent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BusBasicTest.testIs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EventSubscriber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asicTest.testUnregisterWithout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asicTest.testHasSubscriberForEventImplemen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BasicTest.testHasSubscriberFor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BasicTest.onEvent2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quenceSubscriber.onEvent( CharSequenc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BusBasicTest.testHasSubscriberForEven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BasicTest.testPostWithout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BasicTest.testPostInEv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thIndex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BusBasicTest.testPostMultipleTi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BasicTest.testRegisterUnregisterAndPostTwo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Subscriber.on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